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3.1673in"/>
    </style:style>
    <style:style style:name="co2" style:family="table-column">
      <style:table-column-properties fo:break-before="auto" style:column-width="1.909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6228in"/>
    </style:style>
    <style:style style:name="co5" style:family="table-column">
      <style:table-column-properties fo:break-before="auto" style:column-width="1.139in"/>
    </style:style>
    <style:style style:name="co6" style:family="table-column">
      <style:table-column-properties fo:break-before="auto" style:column-width="1.106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Xversi-c-benchmark-v0.1</text:p>
          </table:table-cell>
          <table:table-cell/>
          <table:table-cell office:value-type="string">
            <text:p>L2 Cache</text:p>
          </table:table-cell>
          <table:table-cell office:value-type="string">
            <text:p>Memory</text:p>
          </table:table-cell>
          <table:table-cell office:value-type="string">
            <text:p>Mem Bandwidth</text:p>
          </table:table-cell>
        </table:table-row>
        <table:table-row table:style-name="ro1">
          <table:table-cell office:value-type="string">
            <text:p>Platform &amp; Compiler</text:p>
          </table:table-cell>
          <table:table-cell office:value-type="string">
            <text:p>Running Time /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Intel Core Duo 1.83GHz + ??? 32bit</text:p>
          </table:table-cell>
          <table:table-cell table:style-name="ce1" office:value-type="float" office:value="305.42">
            <text:p>305.42</text:p>
          </table:table-cell>
          <table:table-cell table:number-columns-repeated="3"/>
        </table:table-row>
        <table:table-row table:style-name="ro1">
          <table:table-cell office:value-type="string">
            <text:p>Intel Core Duo 2.16GHz + ICC 9.1.029 32bit</text:p>
          </table:table-cell>
          <table:table-cell office:value-type="float" office:value="260.27">
            <text:p>260.27</text:p>
          </table:table-cell>
          <table:table-cell table:number-columns-repeated="3"/>
        </table:table-row>
        <table:table-row table:style-name="ro1">
          <table:table-cell office:value-type="string">
            <text:p>Intel Xeon Dual-Core 2.66GHz + GCC 4.0.1 32bit</text:p>
          </table:table-cell>
          <table:table-cell office:value-type="float" office:value="192.74">
            <text:p>192.74</text:p>
          </table:table-cell>
          <table:table-cell office:value-type="string">
            <text:p>4MB L2</text:p>
          </table:table-cell>
          <table:table-cell office:value-type="string">
            <text:p>1GB</text:p>
          </table:table-cell>
          <table:table-cell office:value-type="string">
            <text:p>1.33GHz</text:p>
          </table:table-cell>
        </table:table-row>
        <table:table-row table:style-name="ro1">
          <table:table-cell office:value-type="string">
            <text:p>Intel Xeon Dual-Core 2.66GHz + GCC 4.0.1 64bit</text:p>
          </table:table-cell>
          <table:table-cell office:value-type="float" office:value="142">
            <text:p>142</text:p>
          </table:table-cell>
          <table:table-cell office:value-type="string">
            <text:p>4MB L2</text:p>
          </table:table-cell>
          <table:table-cell office:value-type="string">
            <text:p>1GB</text:p>
          </table:table-cell>
          <table:table-cell office:value-type="string">
            <text:p>1.33GHz</text:p>
          </table:table-cell>
        </table:table-row>
        <table:table-row table:style-name="ro1">
          <table:table-cell office:value-type="string">
            <text:p>AMD64 X2 4200+ (2.2GHz) + GCC 4.1.1 64bit</text:p>
          </table:table-cell>
          <table:table-cell office:value-type="float" office:value="180.53">
            <text:p>180.53</text:p>
          </table:table-cell>
          <table:table-cell office:value-type="string">
            <text:p>2 x 512KB L2</text:p>
          </table:table-cell>
          <table:table-cell office:value-type="string">
            <text:p>4GB</text:p>
          </table:table-cell>
          <table:table-cell/>
        </table:table-row>
        <table:table-row table:style-name="ro1">
          <table:table-cell office:value-type="string">
            <text:p>AMD64 X2 4200+ (2.2GHz) + GCC 4.1.1 32bit</text:p>
          </table:table-cell>
          <table:table-cell office:value-type="float" office:value="286.71">
            <text:p>286.71</text:p>
          </table:table-cell>
          <table:table-cell office:value-type="string">
            <text:p>2 x 512KB L2</text:p>
          </table:table-cell>
          <table:table-cell office:value-type="string">
            <text:p>4GB</text:p>
          </table:table-cell>
          <table:table-cell/>
        </table:table-row>
        <table:table-row table:style-name="ro1">
          <table:table-cell office:value-type="string">
            <text:p>Intel Pentium 4 HT 3GHz + ICC 9.0.030 32bit</text:p>
          </table:table-cell>
          <table:table-cell office:value-type="float" office:value="307.08">
            <text:p>307.08</text:p>
          </table:table-cell>
          <table:table-cell table:number-columns-repeated="3"/>
        </table:table-row>
        <table:table-row table:style-name="ro1">
          <table:table-cell office:value-type="string">
            <text:p>Intel Pentium 4 HT 3GHz + GCC 4.1.0 32bit</text:p>
          </table:table-cell>
          <table:table-cell office:value-type="float" office:value="277.4">
            <text:p>277.4</text:p>
          </table:table-cell>
          <table:table-cell table:number-columns-repeated="3"/>
        </table:table-row>
        <table:table-row table:style-name="ro1">
          <table:table-cell office:value-type="string">
            <text:p>Itanium II 1.5GHz + ICC 9.0.021 64bit</text:p>
          </table:table-cell>
          <table:table-cell office:value-type="float" office:value="395.3">
            <text:p>395.3</text:p>
          </table:table-cell>
          <table:table-cell table:number-columns-repeated="3"/>
        </table:table-row>
        <table:table-row table:style-name="ro1">
          <table:table-cell office:value-type="string">
            <text:p>Itanium II 1.4GHz + ICC 9.0.030 64bit</text:p>
          </table:table-cell>
          <table:table-cell office:value-type="float" office:value="436.7">
            <text:p>436.7</text:p>
          </table:table-cell>
          <table:table-cell table:number-columns-repeated="3"/>
        </table:table-row>
        <table:table-row table:style-name="ro1">
          <table:table-cell office:value-type="string">
            <text:p>Itanium II 1.4GHz + GCC 4.1.0 64bit</text:p>
          </table:table-cell>
          <table:table-cell office:value-type="float" office:value="368.47">
            <text:p>368.4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>
            <draw:frame table:end-cell-address="c.F41" table:end-x="0.0299in" table:end-y="0.1587in" draw:z-index="0" svg:width="7.7535in" svg:height="4.4346in" svg:x="0.0004in" svg:y="0.1689in">
              <draw:object draw:notify-on-update-of-ranges="c.A3:c.B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java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Xversi-java-parallel-benchmark-v0.1: SMALL</text:p>
          </table:table-cell>
          <table:table-cell table:number-columns-repeated="2"/>
        </table:table-row>
        <table:table-row table:style-name="ro1">
          <table:table-cell office:value-type="string">
            <text:p>Platform &amp; Compiler</text:p>
          </table:table-cell>
          <table:table-cell office:value-type="string">
            <text:p>Running Time</text:p>
          </table:table-cell>
          <table:table-cell/>
        </table:table-row>
        <table:table-row table:style-name="ro1">
          <table:table-cell/>
          <table:table-cell office:value-type="string">
            <text:p>2 cores</text:p>
          </table:table-cell>
          <table:table-cell office:value-type="string">
            <text:p>4 cores</text:p>
          </table:table-cell>
        </table:table-row>
        <table:table-row table:style-name="ro1">
          <table:table-cell office:value-type="string">
            <text:p>AMD64 X2 4200+ (2.2GHz) + Sun Java 1.5.0_08 32bit</text:p>
          </table:table-cell>
          <table:table-cell office:value-type="float" office:value="39.12">
            <text:p>39.12</text:p>
          </table:table-cell>
          <table:table-cell/>
        </table:table-row>
        <table:table-row table:style-name="ro1">
          <table:table-cell office:value-type="string">
            <text:p>AMD64 X2 4200+ (2.2GHz) + Sun Java 1.5.0_08 64bit</text:p>
          </table:table-cell>
          <table:table-cell office:value-type="float" office:value="31.4">
            <text:p>31.4</text:p>
          </table:table-cell>
          <table:table-cell/>
        </table:table-row>
        <table:table-row table:style-name="ro1">
          <table:table-cell office:value-type="string">
            <text:p>Intel Core Duo 2.16GHz + ??? 32bit</text:p>
          </table:table-cell>
          <table:table-cell office:value-type="float" office:value="63.32">
            <text:p>63.32</text:p>
          </table:table-cell>
          <table:table-cell/>
        </table:table-row>
        <table:table-row table:style-name="ro1">
          <table:table-cell office:value-type="string">
            <text:p>Intel Xeon Dual-Core 2.66GHz + Java 1.4 32bit</text:p>
          </table:table-cell>
          <table:table-cell office:value-type="float" office:value="46.04">
            <text:p>46.04</text:p>
          </table:table-cell>
          <table:table-cell office:value-type="float" office:value="26.47">
            <text:p>26.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>
            <draw:frame table:end-cell-address="java.D29" table:end-x="0.848in" table:end-y="0.0398in" draw:z-index="0" svg:width="6.6937in" svg:height="3.5909in" svg:x="0in" svg:y="0.0043in">
              <draw:object draw:notify-on-update-of-ranges="java.A3:java.C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22">
          <table:table-cell table:number-columns-repeated="3"/>
        </table:table-row>
        <table:table-row table:style-name="ro1">
          <table:table-cell office:value-type="string">
            <text:p>Xversi-java-parallel-benchmark-v0.1: BIG</text:p>
          </table:table-cell>
          <table:table-cell table:number-columns-repeated="2"/>
        </table:table-row>
        <table:table-row table:style-name="ro1">
          <table:table-cell office:value-type="string">
            <text:p>Platform &amp; Compiler</text:p>
          </table:table-cell>
          <table:table-cell office:value-type="string">
            <text:p>Running Time</text:p>
          </table:table-cell>
          <table:table-cell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2 cores</text:p>
          </table:table-cell>
          <table:table-cell office:value-type="string">
            <text:p>4 cores</text:p>
          </table:table-cell>
        </table:table-row>
        <table:table-row table:style-name="ro1">
          <table:table-cell office:value-type="string">
            <text:p>AMD64 X2 4200+ (2.2GHz) + Sun Java 1.5.0_08 32bit</text:p>
          </table:table-cell>
          <table:table-cell office:value-type="float" office:value="220.114">
            <text:p>220.11</text:p>
          </table:table-cell>
          <table:table-cell/>
        </table:table-row>
        <table:table-row table:style-name="ro1">
          <table:table-cell office:value-type="string">
            <text:p>AMD64 X2 4200+ (2.2GHz) + Sun Java 1.5.0_08 64bit</text:p>
          </table:table-cell>
          <table:table-cell office:value-type="float" office:value="174.29">
            <text:p>174.29</text:p>
          </table:table-cell>
          <table:table-cell/>
        </table:table-row>
        <table:table-row table:style-name="ro1">
          <table:table-cell office:value-type="string">
            <text:p>Intel Core Duo 2.16GHz + ??? 32bit</text:p>
          </table:table-cell>
          <table:table-cell office:value-type="float" office:value="370.33">
            <text:p>370.33</text:p>
          </table:table-cell>
          <table:table-cell/>
        </table:table-row>
        <table:table-row table:style-name="ro1">
          <table:table-cell office:value-type="string">
            <text:p>Intel Xeon Dual-Core 2.66GHz + Java 1.4 32bit</text:p>
          </table:table-cell>
          <table:table-cell office:value-type="float" office:value="257.29">
            <text:p>257.29</text:p>
          </table:table-cell>
          <table:table-cell office:value-type="float" office:value="145.55">
            <text:p>145.5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>
            <draw:frame table:end-cell-address="java.D60" table:end-x="0.848in" table:end-y="0.0449in" draw:z-index="1" svg:width="6.6937in" svg:height="3.5988in" svg:x="0in" svg:y="0.0016in">
              <draw:object draw:notify-on-update-of-ranges="java.A34:java.C3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uxi Sans" fo:language="en" fo:country="US" style:font-name-asian="Luxi Sans1" style:language-asian="none" style:country-asian="none" style:font-name-complex="Luxi Sans1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6">09/16/2006</text:date>, <text:time>02:1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9-14T21:28:09</meta:creation-date>
    <dc:date>2006-09-16T02:14:46</dc:date>
    <dc:language>en-US</dc:language>
    <meta:editing-cycles>12</meta:editing-cycles>
    <meta:editing-duration>PT1H53M56S</meta:editing-duration>
    <meta:user-defined meta:name="Info 1"/>
    <meta:user-defined meta:name="Info 2"/>
    <meta:user-defined meta:name="Info 3"/>
    <meta:user-defined meta:name="Info 4"/>
    <meta:document-statistic meta:table-count="3" meta:cell-count="6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20.8999996185303pt" style:font-family-asian="'Luxi Sans'" style:font-pitch-asian="variable" style:font-size-asian="20.8999996185303pt" style:font-family-complex="'Luxi Sans'" style:font-pitch-complex="variable" style:font-size-complex="20.8999996185303pt"/>
    </style:style>
    <style:style style:name="ch3" style:family="chart">
      <style:graphic-properties draw:fill="none"/>
      <style:text-properties fo:font-family="'Luxi Sans'" style:font-family-generic="swiss" style:font-pitch="variable" fo:font-size="9.60000038146973pt" style:font-family-asian="'Luxi Sans'" style:font-pitch-asian="variable" style:font-size-asian="9.60000038146973pt" style:font-family-complex="'Luxi Sans'" style:font-pitch-complex="variable" style:font-size-complex="9.6000003814697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11.1999998092651pt" style:font-family-asian="'Luxi Sans'" style:font-pitch-asian="variable" style:font-size-asian="11.1999998092651pt" style:font-family-complex="'Luxi Sans'" style:font-pitch-complex="variable" style:font-size-complex="11.1999998092651pt"/>
    </style:style>
    <style:style style:name="ch6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14.5pt" style:font-family-asian="'Luxi Sans'" style:font-pitch-asian="variable" style:font-size-asian="14.5pt" style:font-family-complex="'Luxi Sans'" style:font-pitch-complex="variable" style:font-size-complex="14.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11.1999998092651pt" style:font-family-asian="'Luxi Sans'" style:font-pitch-asian="variable" style:font-size-asian="11.1999998092651pt" style:font-family-complex="'Luxi Sans'" style:font-pitch-complex="variable" style:font-size-complex="11.1999998092651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Luxi Sans'" style:font-family-generic="swiss" style:font-pitch="variable" fo:font-size="9.60000038146973pt" style:font-family-asian="'Luxi Sans'" style:font-pitch-asian="variable" style:font-size-asian="9.60000038146973pt" style:font-family-complex="'Luxi Sans'" style:font-pitch-complex="variable" style:font-size-complex="9.6000003814697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Luxi Sans'" style:font-family-generic="swiss" style:font-pitch="variable" fo:font-size="9.60000038146973pt" style:font-family-asian="'Luxi Sans'" style:font-pitch-asian="variable" style:font-size-asian="9.60000038146973pt" style:font-family-complex="'Luxi Sans'" style:font-pitch-complex="variable" style:font-size-complex="9.60000038146973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'Luxi Sans'" style:font-family-generic="swiss" style:font-pitch="variable" fo:font-size="9.60000038146973pt" style:font-family-asian="'Luxi Sans'" style:font-pitch-asian="variable" style:font-size-asian="9.60000038146973pt" style:font-family-complex="'Luxi Sans'" style:font-pitch-complex="variable" style:font-size-complex="9.60000038146973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'Luxi Sans'" style:font-family-generic="swiss" style:font-pitch="variable" fo:font-size="9.60000038146973pt" style:font-family-asian="'Luxi Sans'" style:font-pitch-asian="variable" style:font-size-asian="9.60000038146973pt" style:font-family-complex="'Luxi Sans'" style:font-pitch-complex="variable" style:font-size-complex="9.60000038146973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0066"/>
      <style:text-properties fo:font-family="'Luxi Sans'" style:font-family-generic="swiss" style:font-pitch="variable" fo:font-size="9.60000038146973pt" style:font-family-asian="'Luxi Sans'" style:font-pitch-asian="variable" style:font-size-asian="9.60000038146973pt" style:font-family-complex="'Luxi Sans'" style:font-pitch-complex="variable" style:font-size-complex="9.60000038146973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'Luxi Sans'" style:font-family-generic="swiss" style:font-pitch="variable" fo:font-size="9.60000038146973pt" style:font-family-asian="'Luxi Sans'" style:font-pitch-asian="variable" style:font-size-asian="9.60000038146973pt" style:font-family-complex="'Luxi Sans'" style:font-pitch-complex="variable" style:font-size-complex="9.60000038146973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'Luxi Sans'" style:font-family-generic="swiss" style:font-pitch="variable" fo:font-size="9.60000038146973pt" style:font-family-asian="'Luxi Sans'" style:font-pitch-asian="variable" style:font-size-asian="9.60000038146973pt" style:font-family-complex="'Luxi Sans'" style:font-pitch-complex="variable" style:font-size-complex="9.60000038146973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ccff"/>
      <style:text-properties fo:font-family="'Luxi Sans'" style:font-family-generic="swiss" style:font-pitch="variable" fo:font-size="9.60000038146973pt" style:font-family-asian="'Luxi Sans'" style:font-pitch-asian="variable" style:font-size-asian="9.60000038146973pt" style:font-family-complex="'Luxi Sans'" style:font-pitch-complex="variable" style:font-size-complex="9.60000038146973pt"/>
    </style:style>
    <style:style style:name="ch1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0080"/>
      <style:text-properties fo:font-family="'Luxi Sans'" style:font-family-generic="swiss" style:font-pitch="variable" fo:font-size="9.60000038146973pt" style:font-family-asian="'Luxi Sans'" style:font-pitch-asian="variable" style:font-size-asian="9.60000038146973pt" style:font-family-complex="'Luxi Sans'" style:font-pitch-complex="variable" style:font-size-complex="9.60000038146973pt"/>
    </style:style>
    <style:style style:name="ch1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00ff"/>
      <style:text-properties fo:font-family="'Luxi Sans'" style:font-family-generic="swiss" style:font-pitch="variable" fo:font-size="9.60000038146973pt" style:font-family-asian="'Luxi Sans'" style:font-pitch-asian="variable" style:font-size-asian="9.60000038146973pt" style:font-family-complex="'Luxi Sans'" style:font-pitch-complex="variable" style:font-size-complex="9.60000038146973pt"/>
    </style:style>
    <style:style style:name="ch1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ffff"/>
      <style:text-properties fo:font-family="'Luxi Sans'" style:font-family-generic="swiss" style:font-pitch="variable" fo:font-size="9.60000038146973pt" style:font-family-asian="'Luxi Sans'" style:font-pitch-asian="variable" style:font-size-asian="9.60000038146973pt" style:font-family-complex="'Luxi Sans'" style:font-pitch-complex="variable" style:font-size-complex="9.60000038146973pt"/>
    </style:style>
    <style:style style:name="ch19" style:family="chart">
      <style:graphic-properties draw:stroke="none" draw:fill="none"/>
    </style:style>
    <style:style style:name="ch20" style:family="chart">
      <style:graphic-properties draw:stroke="none" draw:fill-color="#999999"/>
    </style:style>
  </office:automatic-styles>
  <office:body>
    <office:chart>
      <chart:chart svg:width="19.695cm" svg:height="11.265cm" chart:class="chart:bar" chart:style-name="ch1">
        <chart:title svg:x="5.446cm" svg:y="0.224cm" chart:style-name="ch2">
          <text:p>Reversi in C++ Benchmark</text:p>
        </chart:title>
        <chart:legend chart:legend-position="end" svg:x="10.659cm" svg:y="1.409cm" chart:style-name="ch3"/>
        <chart:plot-area chart:style-name="ch4" table:cell-range-address="c.$A$3:.$B$14" chart:data-source-has-labels="both" chart:table-number-list="0" svg:x="0.429cm" svg:y="1.553cm" svg:width="9.936cm" svg:height="9.483cm">
          <chart:axis chart:dimension="x" chart:name="primary-x" chart:style-name="ch5">
            <chart:title svg:x="6.011cm" svg:y="10.378cm" chart:style-name="ch6">
              <text:p>Platform &amp; Compiler</text:p>
            </chart:title>
            <chart:categories table:cell-range-address="local-table.A2:.A2"/>
            <chart:grid chart:class="major"/>
          </chart:axis>
          <chart:axis chart:dimension="y" chart:name="primary-y" chart:style-name="ch7">
            <chart:title svg:x="0.431cm" svg:y="7.337cm" chart:style-name="ch6">
              <text:p>Running Time /s</text:p>
            </chart:title>
            <chart:grid chart:class="major"/>
          </chart:axis>
          <chart:series chart:style-name="ch8">
            <chart:data-point/>
          </chart:series>
          <chart:series chart:style-name="ch9">
            <chart:data-point/>
          </chart:series>
          <chart:series chart:style-name="ch10">
            <chart:data-point/>
          </chart:series>
          <chart:series chart:style-name="ch11">
            <chart:data-point/>
          </chart:series>
          <chart:series chart:style-name="ch12">
            <chart:data-point/>
          </chart:series>
          <chart:series chart:style-name="ch13">
            <chart:data-point/>
          </chart:series>
          <chart:series chart:style-name="ch14">
            <chart:data-point/>
          </chart:series>
          <chart:series chart:style-name="ch15">
            <chart:data-point/>
          </chart:series>
          <chart:series chart:style-name="ch16">
            <chart:data-point/>
          </chart:series>
          <chart:series chart:style-name="ch17">
            <chart:data-point/>
          </chart:series>
          <chart:series chart:style-name="ch18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Intel Core Duo 1.83GHz + ??? 32bit</text:p>
              </table:table-cell>
              <table:table-cell office:value-type="float" office:value="305.42">
                <text:p>305.42</text:p>
              </table:table-cell>
            </table:table-row>
            <table:table-row>
              <table:table-cell office:value-type="string">
                <text:p>Intel Core Duo 2.16GHz + ICC 9.1.029 32bit</text:p>
              </table:table-cell>
              <table:table-cell office:value-type="float" office:value="260.27">
                <text:p>260.27</text:p>
              </table:table-cell>
            </table:table-row>
            <table:table-row>
              <table:table-cell office:value-type="string">
                <text:p>Intel Xeon Dual-Core 2.66GHz + GCC 4.0.1 32bit</text:p>
              </table:table-cell>
              <table:table-cell office:value-type="float" office:value="192.74">
                <text:p>192.74</text:p>
              </table:table-cell>
            </table:table-row>
            <table:table-row>
              <table:table-cell office:value-type="string">
                <text:p>Intel Xeon Dual-Core 2.66GHz + GCC 4.0.1 64bit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AMD64 X2 4200+ (2.2GHz) + GCC 4.1.1 64bit</text:p>
              </table:table-cell>
              <table:table-cell office:value-type="float" office:value="180.53">
                <text:p>180.53</text:p>
              </table:table-cell>
            </table:table-row>
            <table:table-row>
              <table:table-cell office:value-type="string">
                <text:p>AMD64 X2 4200+ (2.2GHz) + GCC 4.1.1 32bit</text:p>
              </table:table-cell>
              <table:table-cell office:value-type="float" office:value="286.71">
                <text:p>286.71</text:p>
              </table:table-cell>
            </table:table-row>
            <table:table-row>
              <table:table-cell office:value-type="string">
                <text:p>Intel Pentium 4 HT 3GHz + ICC 9.0.030 32bit</text:p>
              </table:table-cell>
              <table:table-cell office:value-type="float" office:value="307.08">
                <text:p>307.08</text:p>
              </table:table-cell>
            </table:table-row>
            <table:table-row>
              <table:table-cell office:value-type="string">
                <text:p>Intel Pentium 4 HT 3GHz + GCC 4.1.0 32bit</text:p>
              </table:table-cell>
              <table:table-cell office:value-type="float" office:value="277.4">
                <text:p>277.4</text:p>
              </table:table-cell>
            </table:table-row>
            <table:table-row>
              <table:table-cell office:value-type="string">
                <text:p>Itanium II 1.5GHz + ICC 9.0.021 64bit</text:p>
              </table:table-cell>
              <table:table-cell office:value-type="float" office:value="395.3">
                <text:p>395.3</text:p>
              </table:table-cell>
            </table:table-row>
            <table:table-row>
              <table:table-cell office:value-type="string">
                <text:p>Itanium II 1.4GHz + ICC 9.0.030 64bit</text:p>
              </table:table-cell>
              <table:table-cell office:value-type="float" office:value="436.7">
                <text:p>436.7</text:p>
              </table:table-cell>
            </table:table-row>
            <table:table-row>
              <table:table-cell office:value-type="string">
                <text:p>Itanium II 1.4GHz + GCC 4.1.0 64bit</text:p>
              </table:table-cell>
              <table:table-cell office:value-type="float" office:value="368.47">
                <text:p>368.47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16.7999992370605pt" style:font-family-asian="'Luxi Sans'" style:font-pitch-asian="variable" style:font-size-asian="16.7999992370605pt" style:font-family-complex="'Luxi Sans'" style:font-pitch-complex="variable" style:font-size-complex="16.7999992370605pt"/>
    </style:style>
    <style:style style:name="ch3" style:family="chart">
      <style:graphic-properties draw:fill="none"/>
      <style:text-properties fo:font-family="'Luxi Sans'" style:font-family-generic="swiss" style:font-pitch="variable" fo:font-size="10pt" style:font-family-asian="'Luxi Sans'" style:font-pitch-asian="variable" style:font-size-asian="10pt" style:font-family-complex="'Luxi Sans'" style:font-pitch-complex="variable" style:font-size-complex="7.69999980926514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6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11.6999998092651pt" style:font-family-asian="'Luxi Sans'" style:font-pitch-asian="variable" style:font-size-asian="11.6999998092651pt" style:font-family-complex="'Luxi Sans'" style:font-pitch-complex="variable" style:font-size-complex="11.6999998092651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9pt" style:font-family-asian="'Luxi Sans'" style:font-pitch-asian="variable" style:font-size-asian="9pt" style:font-family-complex="'Luxi Sans'" style:font-pitch-complex="variable" style:font-size-complex="9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Luxi Sans'" style:font-family-generic="swiss" style:font-pitch="variable" fo:font-size="7.69999980926514pt" style:font-family-asian="'Luxi Sans'" style:font-pitch-asian="variable" style:font-size-asian="7.69999980926514pt" style:font-family-complex="'Luxi Sans'" style:font-pitch-complex="variable" style:font-size-complex="7.6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Luxi Sans'" style:font-family-generic="swiss" style:font-pitch="variable" fo:font-size="7.69999980926514pt" style:font-family-asian="'Luxi Sans'" style:font-pitch-asian="variable" style:font-size-asian="7.69999980926514pt" style:font-family-complex="'Luxi Sans'" style:font-pitch-complex="variable" style:font-size-complex="7.69999980926514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'Luxi Sans'" style:font-family-generic="swiss" style:font-pitch="variable" fo:font-size="7.69999980926514pt" style:font-family-asian="'Luxi Sans'" style:font-pitch-asian="variable" style:font-size-asian="7.69999980926514pt" style:font-family-complex="'Luxi Sans'" style:font-pitch-complex="variable" style:font-size-complex="7.69999980926514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'Luxi Sans'" style:font-family-generic="swiss" style:font-pitch="variable" fo:font-size="7.69999980926514pt" style:font-family-asian="'Luxi Sans'" style:font-pitch-asian="variable" style:font-size-asian="7.69999980926514pt" style:font-family-complex="'Luxi Sans'" style:font-pitch-complex="variable" style:font-size-complex="7.69999980926514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7.003cm" svg:height="9.122cm" chart:class="chart:bar" chart:style-name="ch1">
        <chart:title svg:x="2.632cm" svg:y="0.181cm" chart:style-name="ch2">
          <text:p>Parallel Reversi Benchmark with Small Case</text:p>
        </chart:title>
        <chart:legend chart:legend-position="end" svg:x="11.986cm" svg:y="1.5cm" chart:style-name="ch3"/>
        <chart:plot-area chart:style-name="ch4" table:cell-range-address="java.$A$3:.$C$7" chart:data-source-has-labels="both" chart:table-number-list="1" svg:x="0.329cm" svg:y="1.265cm" svg:width="10.337cm" svg:height="7.674cm">
          <chart:axis chart:dimension="x" chart:name="primary-x" chart:style-name="ch5">
            <chart:title svg:x="4.366cm" svg:y="8.381cm" chart:style-name="ch6">
              <text:p>Platform &amp; Compiler</text:p>
            </chart:title>
            <chart:categories table:cell-range-address="local-table.A2:.A3"/>
          </chart:axis>
          <chart:axis chart:dimension="y" chart:name="primary-y" chart:style-name="ch7">
            <chart:title svg:x="0.336cm" svg:y="5.9cm" chart:style-name="ch6">
              <text:p>Running Time /s</text:p>
            </chart:title>
            <chart:grid chart:class="major"/>
          </chart:axis>
          <chart:series chart:style-name="ch8">
            <chart:data-point chart:repeated="2"/>
          </chart:series>
          <chart:series chart:style-name="ch9">
            <chart:data-point chart:repeated="2"/>
          </chart:series>
          <chart:series chart:style-name="ch10">
            <chart:data-point chart:repeated="2"/>
          </chart:series>
          <chart:series chart:style-name="ch11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cores</text:p>
              </table:table-cell>
              <table:table-cell office:value-type="string">
                <text:p>4 cores</text:p>
              </table:table-cell>
            </table:table-row>
          </table:table-header-rows>
          <table:table-rows>
            <table:table-row>
              <table:table-cell office:value-type="string">
                <text:p>AMD64 X2 4200+ (2.2GHz) + Sun Java 1.5.0_08 32bit</text:p>
              </table:table-cell>
              <table:table-cell office:value-type="float" office:value="39.12">
                <text:p>39.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AMD64 X2 4200+ (2.2GHz) + Sun Java 1.5.0_08 64bit</text:p>
              </table:table-cell>
              <table:table-cell office:value-type="float" office:value="31.4">
                <text:p>31.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 Core Duo 2.16GHz + ??? 32bit</text:p>
              </table:table-cell>
              <table:table-cell office:value-type="float" office:value="63.32">
                <text:p>63.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 Xeon Dual-Core 2.66GHz + Java 1.4 32bit</text:p>
              </table:table-cell>
              <table:table-cell office:value-type="float" office:value="46.04">
                <text:p>46.04</text:p>
              </table:table-cell>
              <table:table-cell office:value-type="float" office:value="26.47">
                <text:p>26.47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16.8999996185303pt" style:font-family-asian="'Luxi Sans'" style:font-pitch-asian="variable" style:font-size-asian="16.8999996185303pt" style:font-family-complex="'Luxi Sans'" style:font-pitch-complex="variable" style:font-size-complex="16.8999996185303pt"/>
    </style:style>
    <style:style style:name="ch3" style:family="chart">
      <style:graphic-properties draw:fill="none"/>
      <style:text-properties fo:font-family="'Luxi Sans'" style:font-family-generic="swiss" style:font-pitch="variable" fo:font-size="10pt" style:font-family-asian="'Luxi Sans'" style:font-pitch-asian="variable" style:font-size-asian="10pt" style:font-family-complex="'Luxi Sans'" style:font-pitch-complex="variable" style:font-size-complex="7.69999980926514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8.89999961853027pt" style:font-family-asian="'Luxi Sans'" style:font-pitch-asian="variable" style:font-size-asian="8.89999961853027pt" style:font-family-complex="'Luxi Sans'" style:font-pitch-complex="variable" style:font-size-complex="8.89999961853027pt"/>
    </style:style>
    <style:style style:name="ch6" style:family="chart">
      <style:chart-properties style:direction="ltr"/>
      <style:graphic-properties draw:stroke="none" draw:fill="none" draw:fill-color="#ffffff"/>
      <style:text-properties fo:font-family="'Luxi Sans'" style:font-family-generic="swiss" style:font-pitch="variable" fo:font-size="11.6000003814697pt" style:font-family-asian="'Luxi Sans'" style:font-pitch-asian="variable" style:font-size-asian="11.6000003814697pt" style:font-family-complex="'Luxi Sans'" style:font-pitch-complex="variable" style:font-size-complex="11.6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8.89999961853027pt" style:font-family-asian="'Luxi Sans'" style:font-pitch-asian="variable" style:font-size-asian="8.89999961853027pt" style:font-family-complex="'Luxi Sans'" style:font-pitch-complex="variable" style:font-size-complex="8.8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Luxi Sans'" style:font-family-generic="swiss" style:font-pitch="variable" fo:font-size="7.69999980926514pt" style:font-family-asian="'Luxi Sans'" style:font-pitch-asian="variable" style:font-size-asian="7.69999980926514pt" style:font-family-complex="'Luxi Sans'" style:font-pitch-complex="variable" style:font-size-complex="7.6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Luxi Sans'" style:font-family-generic="swiss" style:font-pitch="variable" fo:font-size="7.69999980926514pt" style:font-family-asian="'Luxi Sans'" style:font-pitch-asian="variable" style:font-size-asian="7.69999980926514pt" style:font-family-complex="'Luxi Sans'" style:font-pitch-complex="variable" style:font-size-complex="7.69999980926514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'Luxi Sans'" style:font-family-generic="swiss" style:font-pitch="variable" fo:font-size="7.69999980926514pt" style:font-family-asian="'Luxi Sans'" style:font-pitch-asian="variable" style:font-size-asian="7.69999980926514pt" style:font-family-complex="'Luxi Sans'" style:font-pitch-complex="variable" style:font-size-complex="7.69999980926514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'Luxi Sans'" style:font-family-generic="swiss" style:font-pitch="variable" fo:font-size="7.69999980926514pt" style:font-family-asian="'Luxi Sans'" style:font-pitch-asian="variable" style:font-size-asian="7.69999980926514pt" style:font-family-complex="'Luxi Sans'" style:font-pitch-complex="variable" style:font-size-complex="7.69999980926514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7.003cm" svg:height="9.142cm" chart:class="chart:bar" chart:style-name="ch1">
        <chart:title svg:x="2.947cm" svg:y="0.18cm" chart:style-name="ch2">
          <text:p>Parallel Reversi Benchmark with Big Case</text:p>
        </chart:title>
        <chart:legend chart:legend-position="end" svg:x="11.798cm" svg:y="1.666cm" chart:style-name="ch3"/>
        <chart:plot-area chart:style-name="ch4" table:cell-range-address="java.$A$34:.$C$38" chart:data-source-has-labels="both" chart:table-number-list="1" svg:x="0.334cm" svg:y="1.267cm" svg:width="10.336cm" svg:height="7.691cm">
          <chart:axis chart:dimension="x" chart:name="primary-x" chart:style-name="ch5">
            <chart:title svg:x="4.52cm" svg:y="8.415cm" chart:style-name="ch6">
              <text:p>Platform &amp; Compiler</text:p>
            </chart:title>
            <chart:categories table:cell-range-address="local-table.A2:.A3"/>
          </chart:axis>
          <chart:axis chart:dimension="y" chart:name="primary-y" chart:style-name="ch7">
            <chart:title svg:x="0.336cm" svg:y="5.9cm" chart:style-name="ch6">
              <text:p>Running Time /s</text:p>
            </chart:title>
            <chart:grid chart:class="major"/>
          </chart:axis>
          <chart:series chart:style-name="ch8">
            <chart:data-point chart:repeated="2"/>
          </chart:series>
          <chart:series chart:style-name="ch9">
            <chart:data-point chart:repeated="2"/>
          </chart:series>
          <chart:series chart:style-name="ch10">
            <chart:data-point chart:repeated="2"/>
          </chart:series>
          <chart:series chart:style-name="ch11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cores</text:p>
              </table:table-cell>
              <table:table-cell office:value-type="string">
                <text:p>4 cores</text:p>
              </table:table-cell>
            </table:table-row>
          </table:table-header-rows>
          <table:table-rows>
            <table:table-row>
              <table:table-cell office:value-type="string">
                <text:p>AMD64 X2 4200+ (2.2GHz) + Sun Java 1.5.0_08 32bit</text:p>
              </table:table-cell>
              <table:table-cell office:value-type="float" office:value="220.114">
                <text:p>220.1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AMD64 X2 4200+ (2.2GHz) + Sun Java 1.5.0_08 64bit</text:p>
              </table:table-cell>
              <table:table-cell office:value-type="float" office:value="174.29">
                <text:p>174.2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 Core Duo 2.16GHz + ??? 32bit</text:p>
              </table:table-cell>
              <table:table-cell office:value-type="float" office:value="370.33">
                <text:p>370.3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 Xeon Dual-Core 2.66GHz + Java 1.4 32bit</text:p>
              </table:table-cell>
              <table:table-cell office:value-type="float" office:value="257.29">
                <text:p>257.29</text:p>
              </table:table-cell>
              <table:table-cell office:value-type="float" office:value="145.55">
                <text:p>145.5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